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6.588cm" svg:y="3.032cm">
          <text:p text:style-name="P1"><text:span text:style-name="T1">1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604cm" svg:y1="3.54cm" svg:x2="9.911cm" svg:y2="3.942cm" draw:start-shape="id1" draw:start-glue-point="10" draw:end-shape="id2" draw:end-glue-point="5" svg:d="M7604 3540c1620 0 467 402 2307 402" svg:viewBox="0 0 2308 403">
          <text:p/>
        </draw:connector>
        <draw:custom-shape draw:style-name="gr1" draw:text-style-name="P2" xml:id="id2" draw:id="id2" draw:layer="layout" svg:width="1.016cm" svg:height="1.016cm" svg:x="9.763cm" svg:y="3.794cm">
          <text:p text:style-name="P1"><text:span text:style-name="T1">28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6.39cm" svg:y="4.934cm">
          <text:p text:style-name="P1"><text:span text:style-name="T1">2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7.891cm" svg:y="6.235cm">
          <text:p text:style-name="P1"><text:span text:style-name="T1">2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1.922cm" svg:y="5.064cm">
          <text:p text:style-name="P1"><text:span text:style-name="T1">3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9.509cm" svg:y="7.477cm">
          <text:p text:style-name="P1"><text:span text:style-name="T1">35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096cm" svg:y1="4.048cm" svg:x2="6.898cm" svg:y2="4.934cm" draw:start-shape="id1" draw:start-glue-point="8" draw:end-shape="id3" draw:end-glue-point="4" svg:d="M7096 4048c0 666-198 223-198 886" svg:viewBox="0 0 199 887">
          <text:p/>
        </draw:connector>
        <draw:connector draw:style-name="gr2" draw:text-style-name="P3" draw:layer="layout" draw:type="curve" svg:x1="7.258cm" svg:y1="5.802cm" svg:x2="7.891cm" svg:y2="6.743cm" draw:start-shape="id3" draw:start-glue-point="9" draw:end-shape="id4" draw:end-glue-point="6" svg:d="M7258 5802c0 628 211 941 633 941" svg:viewBox="0 0 634 942">
          <text:p/>
        </draw:connector>
        <draw:connector draw:style-name="gr2" draw:text-style-name="P3" draw:layer="layout" draw:type="curve" svg:x1="10.631cm" svg:y1="3.942cm" svg:x2="12.43cm" svg:y2="5.064cm" draw:start-shape="id2" draw:start-glue-point="11" draw:end-shape="id5" draw:end-glue-point="4" svg:d="M10631 3942c1200 0 1799 374 1799 1122" svg:viewBox="0 0 1800 1123">
          <text:p/>
        </draw:connector>
        <draw:connector draw:style-name="gr2" draw:text-style-name="P3" draw:layer="layout" draw:type="curve" svg:x1="8.759cm" svg:y1="7.103cm" svg:x2="9.509cm" svg:y2="7.985cm" draw:start-shape="id4" draw:start-glue-point="9" draw:end-shape="id6" draw:end-glue-point="6" svg:d="M8759 7103c0 588 250 882 750 882" svg:viewBox="0 0 751 883">
          <text:p/>
        </draw:connector>
        <draw:custom-shape draw:style-name="gr1" draw:text-style-name="P2" xml:id="id7" draw:id="id7" draw:layer="layout" svg:width="1.016cm" svg:height="1.016cm" svg:x="9.71cm" svg:y="5.578cm">
          <text:p text:style-name="P1"><text:span text:style-name="T1">34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11.411cm" svg:y="6.679cm">
          <text:p text:style-name="P1"><text:span text:style-name="T1">4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59cm" svg:y1="6.383cm" svg:x2="9.71cm" svg:y2="6.086cm" draw:start-shape="id4" draw:start-glue-point="11" draw:end-shape="id7" draw:end-glue-point="6" svg:d="M8759 6383c0-198 317-297 951-297" svg:viewBox="0 0 952 298">
          <text:p/>
        </draw:connector>
        <draw:connector draw:style-name="gr2" draw:text-style-name="P3" draw:layer="layout" draw:type="curve" svg:x1="10.726cm" svg:y1="6.086cm" svg:x2="11.559cm" svg:y2="6.827cm" draw:start-shape="id7" draw:start-glue-point="10" draw:end-shape="id8" draw:end-glue-point="5" svg:d="M10726 6086c556 0 833 247 833 741" svg:viewBox="0 0 834 742">
          <text:p/>
        </draw:connector>
        <draw:connector draw:style-name="gr2" draw:text-style-name="P3" draw:layer="layout" draw:type="curve" svg:x1="10.525cm" svg:y1="7.985cm" svg:x2="11.559cm" svg:y2="7.547cm" draw:start-shape="id6" draw:start-glue-point="10" draw:end-shape="id8" draw:end-glue-point="7" svg:d="M10525 7985c690 0 1034-146 1034-438" svg:viewBox="0 0 1035 439">
          <text:p/>
        </draw:connector>
        <draw:connector draw:style-name="gr2" draw:text-style-name="P3" draw:layer="layout" draw:type="curve" svg:x1="8.399cm" svg:y1="6.235cm" svg:x2="12.07cm" svg:y2="5.212cm" draw:start-shape="id4" draw:start-glue-point="4" draw:end-shape="id5" draw:end-glue-point="5" svg:d="M8399 6235c0-682 1223-1023 3671-1023" svg:viewBox="0 0 3672 10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8:01.561476209</meta:creation-date>
    <dc:date>2020-07-18T11:42:51.988954892</dc:date>
    <meta:editing-duration>PT14M15S</meta:editing-duration>
    <meta:editing-cycles>4</meta:editing-cycles>
    <meta:generator>LibreOffice/6.0.7.3$Linux_X86_64 LibreOffice_project/00m0$Build-3</meta:generator>
    <meta:document-statistic meta:object-count="17"/>
  </office:meta>
</office:document-meta>
</file>